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00%"/>
      <style:text-properties fo:color="#353744" style:font-name="Liberation Serif" fo:font-size="12pt" fo:font-weight="normal" officeooo:rsid="000e1141" officeooo:paragraph-rsid="001304f7" style:font-name-asian="Times New Roman1" style:font-size-asian="12pt" style:font-weight-asian="normal" style:font-name-complex="Times New Roman1" style:font-size-complex="12pt" style:font-weight-complex="normal"/>
    </style:style>
    <style:style style:name="P2" style:family="paragraph" style:parent-style-name="Text_20_body">
      <style:text-properties style:font-name="Liberation Serif" fo:font-weight="normal" style:font-weight-asian="normal" style:font-weight-complex="normal"/>
    </style:style>
    <style:style style:name="P3" style:family="paragraph" style:parent-style-name="Text_20_body">
      <style:text-properties style:font-name="Liberation Serif" fo:font-weight="normal" officeooo:rsid="0014ff5e" officeooo:paragraph-rsid="0014ff5e" style:font-weight-asian="normal" style:font-weight-complex="normal"/>
    </style:style>
    <style:style style:name="T1" style:family="text">
      <style:text-properties officeooo:rsid="001304f7"/>
    </style:style>
    <style:style style:name="T2" style:family="text">
      <style:text-properties fo:font-variant="normal" fo:text-transform="none" fo:color="#4e4e4e" style:font-name="Lato" fo:font-size="10.5pt" fo:letter-spacing="normal" fo:font-style="normal" fo:font-weight="normal"/>
    </style:style>
    <style:style style:name="T3" style:family="text">
      <style:text-properties officeooo:rsid="001304f7" style:font-name-asian="Times New Roman1" style:font-size-asian="12pt" style:font-name-complex="Times New Roman1" style:font-size-complex="12pt"/>
    </style:style>
    <style:style style:name="T4" style:family="text">
      <style:text-properties officeooo:rsid="0014a1c6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officeooo:rsid="0014f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I PROJECT PROPOSAL</text:p>
      <text:h text:style-name="Heading_20_2" text:outline-level="2">OVERVIEW</text:h>
      <text:p text:style-name="P2">This proposal is about using the COVID-19 Tracking <text:s/>API to ingest data for big data analysis. The data is about the up to date information of Covid-19 spread globally. The source of my data is:</text:p>
      <text:p text:style-name="P2"/>
      <text:p text:style-name="Text_20_body"><text:span text:style-name="T7">The COVID-19 Tracking API <text:s/></text:span><text:a xlink:type="simple" xlink:href="https://rapidapi.com/slotixsro-slotixsro-default/api/covid-19-tracking" text:style-name="Internet_20_link" text:visited-style-name="Visited_20_Internet_20_Link"><text:span text:style-name="T7">https://rapidapi.com/slotixsro-slotixsro-default/api/covid-19-tracking</text:span></text:a><text:span text:style-name="T7"> which is from Rapid API. This Free API tracks actual Coronavirus (COVID-19) information about tested and infected people in multiple countries.</text:span></text:p>
      <text:p text:style-name="P2">GOALS</text:p>
      <text:p text:style-name="P3">Is to create a structured tables that</text:p>
      <text:p text:style-name="P2">1. <text:span text:style-name="T8">S</text:span>how the current number of Covid-19 cases around the globe .</text:p>
      <text:p text:style-name="P2">2. Display total new cases, deaths etc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7:23:41.185958998</meta:creation-date>
    <dc:date>2020-11-27T17:43:53.684886915</dc:date>
    <meta:editing-duration>PT8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2" meta:character-count="606" meta:non-whitespace-character-count="520"/>
  </office:meta>
</office:document-meta>
</file>